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13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2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17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2.00pt" fo:font-weight="bold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2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: Befehle in der Praxis<text:line-break/></text:span></text:p>
      <text:p text:style-name="P2"><text:span text:style-name="T3">Sie möchten die Dateien rot.txt, gelb.txt und grün.txt erstellen. Was ist ein möglicher Weg, was ist der schnellste Weg?</text:span></text:p>
      <text:p text:style-name="P2"><text:span text:style-name="T4"><text:line-break/><text:line-break/><text:line-break/></text:span><text:span text:style-name="T5">Sie möchten die Dateien a1.txt bis a3.txt, b1.txt bis b3.txt und c1.txt bis c3.txt erstellen. <text:line-break/>Was ist ein möglicher Weg, was ist der schnellste Weg?<text:line-break/><text:line-break/></text:span><text:span text:style-name="T6"><text:line-break/><text:line-break/></text:span><text:span text:style-name="T7">Sie möchten die Verzeichnisse umsatz2018, umsatz2019 erstellen und darin je 4 Verzeichnisse q1-q4. <text:line-break/>Was ist ein möglicher Weg, was ist der schnellste Weg?<text:line-break/><text:line-break/></text:span><text:span text:style-name="T8"><text:line-break/><text:line-break/></text:span><text:span text:style-name="T9">Sie möchten Ihre Datei passwd.bak in liste1 umbenennen. <text:line-break/>Was ist ein möglicher Weg, was ist der schnellste Weg?<text:line-break/></text:span></text:p>
      <text:p text:style-name="P2"><text:span text:style-name="T10"><text:line-break/><text:line-break/></text:span><text:span text:style-name="T11">Spielen Sie folgende Beispiele durch:<text:line-break/></text:span><text:a xlink:href="http://www.linux-praxis.de/lpic1/lpi101/1.103.7.html"><text:span text:style-name="T12">http://www.linux-praxis.de/lpic1/lpi101/1.103.7.html</text:span></text:a><text:span text:style-name="T13"><text:line-break/><text:line-break/><text:line-break/></text:span><text:span text:style-name="T14">Spielen Sie folgende Beispiele durch:</text:span><text:span text:style-name="T15"><text:line-break/></text:span><text:a xlink:href="http://www.linux-praxis.de/lpic1/lpi101/1.103.4.html"><text:span text:style-name="T16">http://www.linux-praxis.de/lpic1/lpi101/1.103.4.html</text:span></text:a><text:span text:style-name="T17"><text:line-break/><text:line-break/><text:line-break/></text:span><text:span text:style-name="T18">Welche Auswirkung hat der Befehl: apt-get update?<text:line-break/><text:line-break/></text:span><text:span text:style-name="T19"><text:line-break/><text:line-break/></text:span><text:span text:style-name="T20">Welche Auswirkung hat der Befehl: apt-get upgrade?</text:span><text:span text:style-name="T21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